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9f5b4" officeooo:paragraph-rsid="0009f5b4"/>
    </style:style>
    <style:style style:name="P2" style:family="paragraph" style:parent-style-name="Standard">
      <style:text-properties style:font-name="DejaVu Sans" fo:font-weight="bold" officeooo:rsid="0009f5b4" officeooo:paragraph-rsid="0009f5b4" style:font-weight-asian="bold" style:font-weight-complex="bold"/>
    </style:style>
    <style:style style:name="P3" style:family="paragraph" style:parent-style-name="Standard">
      <style:text-properties style:font-name="DejaVu Sans" fo:font-weight="bold" officeooo:rsid="000a0643" officeooo:paragraph-rsid="000a0643" style:font-weight-asian="bold" style:font-weight-complex="bold"/>
    </style:style>
    <style:style style:name="P4" style:family="paragraph" style:parent-style-name="Standard">
      <style:text-properties style:font-name="DejaVu Sans" fo:font-weight="bold" officeooo:rsid="000c5e3c" officeooo:paragraph-rsid="000c5e3c" style:font-weight-asian="bold" style:font-weight-complex="bold"/>
    </style:style>
    <style:style style:name="P5" style:family="paragraph" style:parent-style-name="Standard">
      <style:text-properties style:font-name="DejaVu Sans" fo:font-weight="bold" officeooo:rsid="000cfb75" officeooo:paragraph-rsid="000cfb75" style:font-weight-asian="bold" style:font-weight-complex="bold"/>
    </style:style>
    <style:style style:name="P6" style:family="paragraph" style:parent-style-name="Standard">
      <style:text-properties style:font-name="DejaVu Sans" fo:font-weight="bold" officeooo:rsid="00118aec" officeooo:paragraph-rsid="00118aec" style:font-weight-asian="bold" style:font-weight-complex="bold"/>
    </style:style>
    <style:style style:name="P7" style:family="paragraph" style:parent-style-name="Standard">
      <style:text-properties style:font-name="DejaVu Sans" fo:font-weight="normal" officeooo:rsid="0009f5b4" officeooo:paragraph-rsid="0009f5b4" style:font-weight-asian="normal" style:font-weight-complex="normal"/>
    </style:style>
    <style:style style:name="P8" style:family="paragraph" style:parent-style-name="Standard">
      <style:text-properties style:font-name="DejaVu Sans" fo:font-weight="normal" officeooo:rsid="0009f5b4" officeooo:paragraph-rsid="000a0643" style:font-weight-asian="normal" style:font-weight-complex="normal"/>
    </style:style>
    <style:style style:name="P9" style:family="paragraph" style:parent-style-name="Standard">
      <style:text-properties style:font-name="DejaVu Sans" fo:font-weight="normal" officeooo:rsid="000a0643" officeooo:paragraph-rsid="000a0643" style:font-weight-asian="normal" style:font-weight-complex="normal"/>
    </style:style>
    <style:style style:name="P10" style:family="paragraph" style:parent-style-name="Standard">
      <style:text-properties style:font-name="DejaVu Sans" fo:font-weight="normal" officeooo:rsid="000a0643" officeooo:paragraph-rsid="00120152" style:font-weight-asian="normal" style:font-weight-complex="normal"/>
    </style:style>
    <style:style style:name="P11" style:family="paragraph" style:parent-style-name="Standard">
      <style:text-properties style:font-name="DejaVu Sans" fo:font-weight="normal" officeooo:rsid="000c5e3c" officeooo:paragraph-rsid="000c5e3c" style:font-weight-asian="normal" style:font-weight-complex="normal"/>
    </style:style>
    <style:style style:name="P12" style:family="paragraph" style:parent-style-name="Standard">
      <style:text-properties style:font-name="DejaVu Sans" fo:font-weight="normal" officeooo:rsid="000e6b15" officeooo:paragraph-rsid="00120152" style:font-weight-asian="normal" style:font-weight-complex="normal"/>
    </style:style>
    <style:style style:name="P13" style:family="paragraph" style:parent-style-name="Standard">
      <style:text-properties style:font-name="DejaVu Sans" fo:font-weight="normal" officeooo:rsid="000cfb75" officeooo:paragraph-rsid="0012015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6pt" fo:font-weight="bold" officeooo:rsid="0009f5b4" officeooo:paragraph-rsid="0009f5b4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DejaVu Sans" style:text-underline-style="solid" style:text-underline-width="auto" style:text-underline-color="font-color" fo:font-weight="bold" officeooo:rsid="0009f5b4" officeooo:paragraph-rsid="0009f5b4" style:font-weight-asian="bold" style:font-weight-complex="bold"/>
    </style:style>
    <style:style style:name="P16" style:family="paragraph" style:parent-style-name="Standard">
      <style:text-properties style:font-name="DejaVu Sans" style:text-underline-style="solid" style:text-underline-width="auto" style:text-underline-color="font-color" fo:font-weight="bold" officeooo:rsid="000a0643" officeooo:paragraph-rsid="000a0643" style:font-weight-asian="bold" style:font-weight-complex="bold"/>
    </style:style>
    <style:style style:name="P17" style:family="paragraph" style:parent-style-name="Standard">
      <style:text-properties style:font-name="DejaVu Sans" fo:font-weight="normal" officeooo:rsid="0009f5b4" officeooo:paragraph-rsid="00139e0f" style:font-weight-asian="normal" style:font-weight-complex="normal"/>
    </style:style>
    <style:style style:name="T1" style:family="text">
      <style:text-properties officeooo:rsid="000a06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0643" style:font-weight-asian="bold" style:font-weight-complex="bold"/>
    </style:style>
    <style:style style:name="T4" style:family="text">
      <style:text-properties officeooo:rsid="000a0fa2"/>
    </style:style>
    <style:style style:name="T5" style:family="text">
      <style:text-properties fo:color="#800080" fo:font-weight="bold" officeooo:rsid="000ab308" style:font-weight-asian="bold" style:font-weight-complex="bold"/>
    </style:style>
    <style:style style:name="T6" style:family="text">
      <style:text-properties officeooo:rsid="000f8b12"/>
    </style:style>
    <style:style style:name="T7" style:family="text">
      <style:text-properties officeooo:rsid="00120152" fo:background-color="#008000" loext:char-shading-value="0"/>
    </style:style>
    <style:style style:name="T8" style:family="text">
      <style:text-properties officeooo:rsid="00139e0f" fo:background-color="#008000" loext:char-shading-value="0"/>
    </style:style>
    <style:style style:name="T9" style:family="text">
      <style:text-properties officeooo:rsid="00139e0f"/>
    </style:style>
    <style:style style:name="T10" style:family="text">
      <style:text-properties officeooo:rsid="001590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1 E<text:span text:style-name="T4">STRUCTURA DE UN PROGRAMA EN BOT</text:span></text:p>
      <text:p text:style-name="P1"/>
      <text:p text:style-name="P7">[ create &lt; Lista de Declaraciones &gt; ] execute</text:p>
      <text:p text:style-name="P7"><text:tab/>&lt; Instrucci<text:span text:style-name="T10">o</text:span>n<text:span text:style-name="T10">es</text:span> de Controlador &gt;</text:p>
      <text:p text:style-name="P7">end <text:span text:style-name="T5">Para crear robots</text:span></text:p>
      <text:p text:style-name="P1"/>
      <text:p text:style-name="P6">&lt; Lista de Declaraciones &gt;</text:p>
      <text:p text:style-name="P1">&lt; Tipo &gt; bot &lt; Lista de Identificadores &gt;</text:p>
      <text:p text:style-name="P1"><text:tab/>[ &lt; Lista de Comportamientos &gt; ]</text:p>
      <text:p text:style-name="P7">end <text:span text:style-name="T5">Definición de robots</text:span></text:p>
      <text:p text:style-name="P1"/>
      <text:p text:style-name="P6">&lt; Lista de Comportamientos &gt;</text:p>
      <text:p text:style-name="P7">on &lt; Condición &gt; :</text:p>
      <text:p text:style-name="P7"><text:tab/>&lt; Instrucción de Robot &gt; .</text:p>
      <text:p text:style-name="P7">end <text:span text:style-name="T5">Comportamiento de un robot</text:span></text:p>
      <text:p text:style-name="P1"/>
      <text:p text:style-name="P14">2 <text:span text:style-name="T4">INSTRUCCIONES</text:span></text:p>
      <text:p text:style-name="P2"/>
      <text:p text:style-name="P15">1. Instrucciones de Controlador</text:p>
      <text:p text:style-name="P2"/>
      <text:p text:style-name="P8"><text:span text:style-name="T3">Activación</text:span><text:span text:style-name="T1"> </text:span></text:p>
      <text:p text:style-name="P8">activate &lt; Lista de Identificadores &gt;</text:p>
      <text:p text:style-name="P7"/>
      <text:p text:style-name="P8"><text:span text:style-name="T3">Avanzar</text:span><text:span text:style-name="T1"> </text:span></text:p>
      <text:p text:style-name="P8">advance &lt; Lista de Identificadores &gt;</text:p>
      <text:p text:style-name="P7"/>
      <text:p text:style-name="P8"><text:span text:style-name="T3">Desactivación</text:span><text:span text:style-name="T1"> </text:span></text:p>
      <text:p text:style-name="P8">deactivate &lt; Lista de Identificadores &gt;</text:p>
      <text:p text:style-name="P7"/>
      <text:p text:style-name="P8"><text:span text:style-name="T2">Secuenciación</text:span> </text:p>
      <text:p text:style-name="P8">&lt; Instr0 &gt; &lt; Instr1 &gt;</text:p>
      <text:p text:style-name="P7"/>
      <text:p text:style-name="P2">Condicional</text:p>
      <text:p text:style-name="P17">if &lt; Bool &gt; : &lt; Instr0 &gt; [ else : &lt; Instr1 &gt; ] end <text:span text:style-name="T8">CHECK</text:span></text:p>
      <text:p text:style-name="P7"/>
      <text:p text:style-name="P2">Iteración Indeterminada</text:p>
      <text:p text:style-name="P7">while &lt; Bool &gt; : &lt; Instr &gt; end <text:span text:style-name="T8">CHECK</text:span></text:p>
      <text:p text:style-name="P2"/>
      <text:p text:style-name="P3">Incorporación de alcance</text:p>
      <text:p text:style-name="P9">[ create &lt; Lista de Declaraciones &gt; ] execute</text:p>
      <text:p text:style-name="P9"><text:tab/>&lt; Instrucción de Controlador &gt;</text:p>
      <text:p text:style-name="P9">end</text:p>
      <text:p text:style-name="P2"/>
      <text:p text:style-name="P16">2. Instrucciones de Robot</text:p>
      <text:p text:style-name="P3"/>
      <text:p text:style-name="P3">Almacenamiento</text:p>
      <text:p text:style-name="P10">store &lt; Expresión &gt; . <text:span text:style-name="T7">CHECK</text:span></text:p>
      <text:p text:style-name="P9"><text:soft-page-break/></text:p>
      <text:p text:style-name="P5">Lectura</text:p>
      <text:p text:style-name="P13">receive . <text:span text:style-name="T7">CHECK</text:span></text:p>
      <text:p text:style-name="P3"/>
      <text:p text:style-name="P3">Colección</text:p>
      <text:p text:style-name="P10">collect [ as &lt; Identificador &gt; ] . <text:span text:style-name="T7">CHECK</text:span></text:p>
      <text:p text:style-name="P9"/>
      <text:p text:style-name="P3">Soltado</text:p>
      <text:p text:style-name="P10">drop &lt; Expresión &gt; . <text:span text:style-name="T7">CHECK</text:span></text:p>
      <text:p text:style-name="P9"/>
      <text:p text:style-name="P3">Movimiento</text:p>
      <text:p text:style-name="P10">&lt; Dirección &gt; [ &lt; Expresión &gt; ] . <text:span text:style-name="T7">CHECK</text:span></text:p>
      <text:p text:style-name="P9"/>
      <text:p text:style-name="P3">Entrada y salida</text:p>
      <text:p text:style-name="P9">read [ as &lt; Identificador &gt; ] . <text:span text:style-name="T7">CHECK</text:span></text:p>
      <text:p text:style-name="P12">send . <text:span text:style-name="T7">CHECK</text:span></text:p>
      <text:p text:style-name="P9"/>
      <text:p text:style-name="P3">Secuenciación</text:p>
      <text:p text:style-name="P9">&lt; Instr0 &gt; &lt; Instr1 &gt; .</text:p>
      <text:p text:style-name="P9"/>
      <text:p text:style-name="P16">3. Condiciones</text:p>
      <text:p text:style-name="P9"/>
      <text:p text:style-name="P4">Activation</text:p>
      <text:p text:style-name="P4"/>
      <text:p text:style-name="P4">Deactivation</text:p>
      <text:p text:style-name="P4"/>
      <text:p text:style-name="P4">&lt; Expresi<text:span text:style-name="T6">ó</text:span>n &gt;</text:p>
      <text:p text:style-name="P4"/>
      <text:p text:style-name="P4">Default</text:p>
      <text:p text:style-name="P11"/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gie Zambrano</meta:initial-creator>
    <meta:creation-date>2016-02-02T20:05:11.755149910</meta:creation-date>
    <dc:date>2016-02-05T17:21:30.600045617</dc:date>
    <dc:creator>Meggie Zambrano</dc:creator>
    <meta:editing-duration>PT3H56M52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2" meta:paragraph-count="51" meta:word-count="227" meta:character-count="1191" meta:non-whitespace-character-count="1007"/>
  </office:meta>
</office:document-meta>
</file>